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2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4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6 Kommentare 16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15</text:p>
          </table:table-cell>
          <table:table-cell table:number-columns-repeated="6"/>
        </table:table-row>
        <table:table-row table:style-name="ro1">
          <table:table-cell table:formula="of:=SUM([.A60:.A100000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‎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. Januar um 15:02 ·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Ein Volk wird sinnlos krank gemach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er große FFP 2 Schwindel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icher ist: Die seit 10 Monaten getragenen Mund- und Nasen-Bedeckungen brachten rein gar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n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das mit Beginn der Grippesaison steil hochgeschossene Infektion-Geschehen hatt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ktisch keinen Einfluss. Das hält die Anhänger der neuen „Ersatzreligion Maske“ nicht ab,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orosere Regeln zu fordern – denen die Politik nun, passend zur bevorstehenden Mega-SuperHyper-Abriegelung nachkomm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von Bayerns „Södolf“ los getretene FFP2-Zwang entwickelt sich dabei nicht nur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ürokratischen Alptraum. Er wird zudem auch etliche Menschen erst recht krank m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Krank“ jedenfalls in dem Sinne, dass sie sich sonstigen gesundheitlichen Schädigung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inträchtigungen aussetzen, die nichts mit Corona zu tun haben – doch weil andere Krankheit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esursachen in diesem Land ja völlig aus dem Blick geraten und zur absoluten Nebensache gewo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, für die sich kein Mensch mehr interessiert, sind vermutlich auch Atemprobleme, Herz-KreislaufKomplikationen, eine massive Exposition durch sonstige Krankheitserreger und Keime völl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hlässigbar, die bei ständigem und langfristigen Tragen der Aktiv-Schutz-Masken droh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noch vor einem Jahr im Baumarkt oder in der Apotheke nach Schutzmasken gefragt und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undigt hätte, ob FFP2-Masken sinnvoll sind, sich im Alltag vor Viren zu schützen, der wär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 belustigt bis befremdet angeschaut wo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nur auf den Verpackungen mancher Hersteller, auf auf der Webseite des Robert-Koch-Instit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RKI) höchstselbst wird ausdrücklich vor Gesundheitsrisiken gewarnt, vor allem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ueranwendung und für ältere Personen. Die Politik ignoriert diese Risiken dreis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46046459496232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8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ut E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unser-mitteleuropa.com/experten-und-hersteller-warnen-ffp2-masken-schuetzennicht-vor-viren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ten und Hersteller warnen: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-mitteleuropa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wohl man von Seiten der Politik derzeit alles daran setzt, den Bürger für dumm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kaufen und ihm eine Wirksamkeit des Tragens von sogenannten FFP2-Schutzmas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en die Übertragung des Coronavirus einzureden, widersprechen dem namhafte Exp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auch Hersteller. Eine Pflicht des Tragens von FFP2-Masken , wie sie in Bayern und ba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ganz Österreich gilt, halten sie in vielen Fällen sogar für gefährlich und absol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aproduktiv. Ganz abgesehen davon, dass sogar das Robert-Koch-Institut vor der Gefa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die Gesundheit warnt, die von dieser Art von Masken ausge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ni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t geschrieben. Das sind einige Dinge von den wirklichen Wahrheiten. Es gibt noch so viel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 leider werden die Menschen immer wieder für dumm verkau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te bekam ich Gutscheine für ihre masken, natürlich mit Zuzahlung von 2 Euro , vo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desregierung. Ohne Unterschrift, ohne Absenderdetails, wie Telefonnummer. Und und u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war es heute im Briefkasten, damit man sich am Wochenende ärgern kann und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g dann etwas freundlicher ist. Dann kamen jeweils 2 mal Gutscheine , mit jeweils 2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zahlung. Also 4 Euro. Obwohl noch in den Medien vor 2 Wochen gesagt wurde 12 mask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2 Euro Zuzahl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nächste , ich werde sicherlich kein Geld dazuzahlen. Es gibt genügend große konzern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haben Milliarden. Die können das Geld bezahlen, was dem Staat fehlt. Es wurden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zern finanziell vom Staat unterstützt, damit sie überleben. Das Geld hätte man für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wesen, letztes Jahr, nehmen können. Wie haben sie sich geprotzt, beim er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kdown. Es muss sich was ändern. Nichts hat sich geändert. Oder man hatte das Geld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lpflichtige Kindern hergekommen. Was ist jetzt? Au h hier wird jetzt gejammert. Das G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der Regierung wird in irgendwelche sinnlose Konzerne gesteckt, statt sinnvoll gehol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noch an alle. Der Lockdown wird verlängert, wenn die Milliarden nicht reichen was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nommen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tlich könnte man sich noch über mehr äuß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t auf euch auf al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ger Westph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rsätzliche Körperverletzung, Nötigung ,Erpressun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bastian 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ein weiterer Beleg das es der Politik nicht umGesundheit und Schutz geht sondern n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um Geld damit zu machen. In Österreich Hygiene Austria mit besten Kontakten 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zleramt, in Deutschland direkt Frau Söder die diese Masken erzeugen. Beide Fir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dienen Millionen mit dem Dreck den wir uns jetzt ins Gesicht drücken müssen, kau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ssen obwohl schon soviele vor den Masken warnen, sicher gibt es auch gar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enleistungen für all die Großaufträge, Kurz ist ja dafür bekannt alles ohne Gegenleist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machen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46046459496232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Gro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rig, wenn man( kranke) Menschen nötigt diese Sinnlosen Gesunheitsschädliche Mask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 tragen. Vor allem wenn Ärzte keine Freistellungsatteste mehr schreiben weil sie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leme möchten. Unfassbar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un Heini Brow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iviler Ungehors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f Geo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genau sowas hätte ich beim letzten Gespräch gebraucht . Die Bedienungsanleitung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tzt öfter auf fb rumgeflattert ist und jetzt wieder in dem Bericht vorkam, wird auch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laubwürdig dargestel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Neuwi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werden die Gerichte nicht Akti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o Kowal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Cent gebe ich für ffp kack aus oder irgendwelche OP Lappen! Das Wunsch Konzert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ügen Regierung ist für mich ein für alle mal vorbe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Arzber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rah G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Arzberger bei den Masken wo wir zur Verfügung gestellt bekommen stehen k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cherheitshinweise!! Wir erhalten 2 Masken pro Woch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ane Li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größte kriminelle Betrug an der Menschh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CoronaVirus als Ablenkung um deren perfiden Plan durchzufü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46046459496232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 Anan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äre alles vorbei, wenn wir alle geschlossen streiken und all diese Fetzen entsor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ürden, doch gibt's leider noch immer soviel Masken-Fanatiker, dass einem schlecht wir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anie N. Mtb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 Anandi ich finde die super die masken an haben überall drau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Wald heute gewesen und nur merkill Foll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van de Lo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 Anandi richtig und geraten in Panik wenn sie jemanden wie mich dann sehen oder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rer Nähe bin werde sogar beleidigt oder bevormundet wo meine Maske sei, es ist wirk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Blum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vergessen hat ja der hr.Sebastian gesagt das die Masken rein eine psychologis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kung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P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Entscheidung mit den FFP2 Masken ist in Augen von Frau Merkel und Herrn Kurz k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undheitliche Entscheidung sondern eine politische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wenn man zig Millionen Masken in Auftrag gibt und später sehen muß das man Sie los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youtu.be/sN2gsWaN0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onen Masken liegen gerade 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rah G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den Masken wo wir zur Verfügung gestellt bekommen stehen keine Sicherheitshinweise!! W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halten 2 Masken pro Woche. Ich war Asthmatiker und sehe diese Tragepflicht kriti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schaut's aus 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roups/392813741727411/permalink/46046459496232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E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ihr eure Augen nicht gebraucht, um zu sehen, werdet ihr sie brauchen um zu wein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-Jean Paul Sartre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sten Kemp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Kommentar eines unterbelichteten sogenannten Minister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sten Kemp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FP2 Masken unterliegen den Verordnungen zum Arbeitsschut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 Masken darf man nicht ohne Einweisung und eine Untersuchung tr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gezeit max 75-120 Minu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ach eine Pause von min 30 Minu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uertragen macht krank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rsten Kemp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tement vom Chef der Uniklinik Ess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 Masken machen auf Dauer kra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Hös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lagetext der mir übersandten Masken der Bundesregierung!!! Warnhinweis 1: kann zum To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ühren! Und 2,3 und 4....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chartmül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groups/392813741727411/permalink/46046459496232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 - Aufruf zum Um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 zum Th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a-Faktench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tenprüf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FP2-Masken wirken gegen Covid-19 – Gesundheitsprobleme unwahrschein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 dem 25. Jänner 2021 müssen in Österre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392813741727411/permalink/46046459496232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2" calcext:value-type="float">
            <text:p>22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95];[.D495];[.F495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07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7:57:45.90763159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19:22:46.372876388</dc:date>
    <meta:editing-duration>PT49M29S</meta:editing-duration>
    <meta:editing-cycles>5</meta:editing-cycles>
    <meta:document-statistic meta:table-count="1" meta:cell-count="344" meta:object-count="0"/>
  </office:meta>
</office:document-meta>
</file>